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MemberAccessor.invoke( Method method , Object target , Object ...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MemberAccessor.newInstance( Constructor &lt; ? &gt; constructor , Object ...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MemberAccessor.set( Field field , Object targe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MemberAccessor.ModuleMemberAc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eMemberAccessor.newInstance( Constructor &lt; ? &gt; constructor , OnConstruction onConstruction , Object ...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MemberAccessor.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uleMemberAccessor.get( Field field ,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